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834cm" fo:min-width="3.884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834cm" fo:min-width="3.884cm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834cm" fo:min-width="3.884cm"/>
    </style:style>
    <style:style style:name="gr4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834cm" fo:min-width="3.884cm"/>
    </style:style>
    <style:style style:name="gr5" style:family="graphic" style:parent-style-name="standard">
      <style:graphic-properties draw:stroke="none" draw:fill-color="#00a0fc" draw:textarea-horizontal-align="justify" draw:textarea-vertical-align="middle" draw:auto-grow-height="false" fo:min-height="0.99cm" fo:min-width="5cm" fo:padding-top="0.1cm" fo:padding-bottom="0.1cm" fo:padding-left="0.1cm" fo:padding-right="0.1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style:font-name="Hack" fo:font-weight="bold" style:font-weight-asian="bold" style:font-weight-complex="bold"/>
    </style:style>
    <style:style style:name="P7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H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2cm" svg:x="0.4cm" svg:y="5.3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cm" svg:height="1.2cm" svg:x="0.4cm" svg:y="2.7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1.2cm" svg:x="0.4cm" svg:y="1.4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1.2cm" svg:x="0.4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2cm" svg:height="1.19cm" svg:x="0cm" svg:y="4cm">
          <text:p text:style-name="P6"><text:span text:style-name="T3">liaison de </text:span><text:span text:style-name="T3">données</text:span></text:p>
          <draw:enhanced-geometry svg:viewBox="0 0 21600 21600" draw:text-areas="0 0 21600 21600" draw:mirror-horizontal="true" draw:type="chevron" draw:modifiers="19207.19856028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8T15:39:54.104138250</dc:date>
    <meta:editing-duration>PT14H23M49S</meta:editing-duration>
    <meta:editing-cycles>56</meta:editing-cycles>
    <meta:generator>LibreOffice/5.4.4.2$Linux_X86_64 LibreOffice_project/40m0$Build-2</meta:generator>
    <dc:creator>Philippe Latu</dc:creator>
    <meta:document-statistic meta:object-count="5"/>
  </office:meta>
</office:document-meta>
</file>